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paragraph-rsid="0fc8b815"/>
    </style:style>
    <style:style style:name="P10" style:family="paragraph" style:parent-style-name="Standard">
      <style:text-properties fo:language="en" fo:country="GB" officeooo:paragraph-rsid="10414f85"/>
    </style:style>
    <style:style style:name="P11" style:family="paragraph" style:parent-style-name="Standard">
      <style:text-properties fo:language="en" fo:country="GB" officeooo:rsid="10460ef1" officeooo:paragraph-rsid="10460ef1"/>
    </style:style>
    <style:style style:name="P12" style:family="paragraph" style:parent-style-name="Standard">
      <style:text-properties fo:language="en" fo:country="GB" officeooo:rsid="103c421a" officeooo:paragraph-rsid="103c421a"/>
    </style:style>
    <style:style style:name="P13" style:family="paragraph" style:parent-style-name="Standard">
      <style:text-properties fo:language="en" fo:country="GB" officeooo:rsid="103cd3c9" officeooo:paragraph-rsid="10e76724"/>
    </style:style>
    <style:style style:name="P14" style:family="paragraph" style:parent-style-name="Standard">
      <style:text-properties fo:language="en" fo:country="GB" officeooo:rsid="103d9705" officeooo:paragraph-rsid="10e76724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e5743e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Footnote">
      <style:text-properties officeooo:rsid="043ccc66" officeooo:paragraph-rsid="0f40045a"/>
    </style:style>
    <style:style style:name="P40" style:family="paragraph" style:parent-style-name="Footnote">
      <style:text-properties officeooo:rsid="043ccc66" officeooo:paragraph-rsid="0f4dc0dc"/>
    </style:style>
    <style:style style:name="P4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db91b2"/>
    </style:style>
    <style:style style:name="P58" style:family="paragraph" style:parent-style-name="Standard">
      <style:text-properties officeooo:rsid="0dde9a1c" officeooo:paragraph-rsid="0fdc0816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0fd655f2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103a8b8d"/>
    </style:style>
    <style:style style:name="P68" style:family="paragraph" style:parent-style-name="Standard">
      <style:paragraph-properties fo:text-align="center" style:justify-single-word="false"/>
      <style:text-properties officeooo:paragraph-rsid="10460ef1"/>
    </style:style>
    <style:style style:name="P69" style:family="paragraph" style:parent-style-name="Standard">
      <style:paragraph-properties fo:text-align="center" style:justify-single-word="false"/>
      <style:text-properties officeooo:paragraph-rsid="10d3b7a8"/>
    </style:style>
    <style:style style:name="P70" style:family="paragraph" style:parent-style-name="Standard">
      <style:text-properties officeooo:paragraph-rsid="103a8b8d"/>
    </style:style>
    <style:style style:name="P71" style:family="paragraph" style:parent-style-name="Standard">
      <style:text-properties officeooo:paragraph-rsid="105ee122"/>
    </style:style>
    <style:style style:name="P72" style:family="paragraph" style:parent-style-name="Standard">
      <style:text-properties officeooo:paragraph-rsid="106fd28d"/>
    </style:style>
    <style:style style:name="P73" style:family="paragraph" style:parent-style-name="Footnote">
      <style:text-properties officeooo:paragraph-rsid="1094fa2b"/>
    </style:style>
    <style:style style:name="P74" style:family="paragraph" style:parent-style-name="Footnote">
      <style:text-properties officeooo:paragraph-rsid="10a1361c" fo:background-color="transparent"/>
    </style:style>
    <style:style style:name="P75" style:family="paragraph" style:parent-style-name="Standard">
      <style:text-properties officeooo:paragraph-rsid="0b0ddd8e"/>
    </style:style>
    <style:style style:name="P76" style:family="paragraph" style:parent-style-name="Standard">
      <style:text-properties officeooo:paragraph-rsid="0bad8f69"/>
    </style:style>
    <style:style style:name="P77" style:family="paragraph" style:parent-style-name="Standard">
      <style:text-properties officeooo:paragraph-rsid="10d55cfb"/>
    </style:style>
    <style:style style:name="P78" style:family="paragraph" style:parent-style-name="Standard">
      <style:text-properties officeooo:paragraph-rsid="10d83c41"/>
    </style:style>
    <style:style style:name="P79" style:family="paragraph" style:parent-style-name="Standard">
      <style:text-properties officeooo:paragraph-rsid="10db5b0b"/>
    </style:style>
    <style:style style:name="P80" style:family="paragraph" style:parent-style-name="Standard">
      <style:text-properties officeooo:paragraph-rsid="10de8c2b"/>
    </style:style>
    <style:style style:name="P81" style:family="paragraph" style:parent-style-name="Standard">
      <style:text-properties officeooo:paragraph-rsid="10e76724"/>
    </style:style>
    <style:style style:name="P82" style:family="paragraph" style:parent-style-name="Standard">
      <style:text-properties officeooo:rsid="104324ed" officeooo:paragraph-rsid="10e76724"/>
    </style:style>
    <style:style style:name="P83" style:family="paragraph" style:parent-style-name="Standard">
      <style:text-properties officeooo:rsid="104ba919" officeooo:paragraph-rsid="10e76724"/>
    </style:style>
    <style:style style:name="P84" style:family="paragraph" style:parent-style-name="Standard">
      <style:text-properties officeooo:rsid="104d5027" officeooo:paragraph-rsid="10e76724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91" style:family="paragraph" style:parent-style-name="Standard">
      <style:text-properties officeooo:paragraph-rsid="10e96d04"/>
    </style:style>
    <style:style style:name="P9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96d04"/>
    </style:style>
    <style:style style:name="P9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4" style:family="paragraph" style:parent-style-name="Standard">
      <style:text-properties officeooo:paragraph-rsid="10ec342b"/>
    </style:style>
    <style:style style:name="P95" style:family="paragraph" style:parent-style-name="Standard">
      <style:text-properties officeooo:paragraph-rsid="10ed3433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style:text-underline-style="none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style:text-underline-style="none" officeooo:rsid="0fe3b0cf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en" fo:country="GB" fo:font-style="normal" style:text-underline-style="none" officeooo:rsid="0f30f9d2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en" fo:country="GB" fo:font-style="normal" style:text-underline-style="none" officeooo:rsid="0f292675" style:font-size-asian="12pt" style:language-asian="nl" style:country-asian="NL" style:font-style-asian="normal" style:font-size-complex="12pt" style:font-style-complex="normal"/>
    </style:style>
    <style:style style:name="T14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en" fo:country="GB" fo:font-style="normal" style:text-underline-style="solid" style:text-underline-width="auto" style:text-underline-color="font-color" style:font-size-asian="12pt" style:language-asian="nl" style:country-asian="NL" style:font-style-asian="normal" style:font-size-complex="12pt" style:font-style-complex="normal"/>
    </style:style>
    <style:style style:name="T16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9c0235" style:font-size-asian="12pt" style:language-asian="nl" style:country-asian="NL" style:font-style-asian="normal" style:font-size-complex="12pt" style:font-style-complex="normal"/>
    </style:style>
    <style:style style:name="T17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e3b0cf" style:font-size-asian="12pt" style:language-asian="nl" style:country-asian="NL" style:font-style-asian="normal" style:font-size-complex="12pt" style:font-style-complex="normal"/>
    </style:style>
    <style:style style:name="T18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30f9d2" style:font-size-asian="12pt" style:language-asian="nl" style:country-asian="NL" style:font-style-asian="normal" style:font-size-complex="12pt" style:font-style-complex="normal"/>
    </style:style>
    <style:style style:name="T19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292675" style:font-size-asian="12pt" style:language-asian="nl" style:country-asian="NL" style:font-style-asian="normal" style:font-size-complex="12pt" style:font-style-complex="normal"/>
    </style:style>
    <style:style style:name="T2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style:font-name="Liberation Sans" fo:font-size="12pt" fo:language="en" fo:country="GB" officeooo:rsid="0f51b898"/>
    </style:style>
    <style:style style:name="T2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7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style:font-name="Liberation Sans" fo:font-size="12pt" fo:language="en" fo:country="GB" style:text-underline-style="solid" style:text-underline-width="auto" style:text-underline-color="font-color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style:font-name="Liberation Sans" fo:font-size="12pt" fo:language="en" fo:country="GB" style:text-underline-style="solid" style:text-underline-width="auto" style:text-underline-color="font-color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style:font-name="Liberation Sans" officeooo:rsid="0f1e3d19"/>
    </style:style>
    <style:style style:name="T33" style:family="text">
      <style:text-properties style:font-name="Liberation Sans" style:text-underline-style="solid" style:text-underline-width="auto" style:text-underline-color="font-color" officeooo:rsid="0f28d107"/>
    </style:style>
    <style:style style:name="T34" style:family="text">
      <style:text-properties style:font-name="Liberation Sans" officeooo:rsid="0f28d107"/>
    </style:style>
    <style:style style:name="T35" style:family="text">
      <style:text-properties style:language-asian="nl" style:country-asian="NL"/>
    </style:style>
    <style:style style:name="T36" style:family="text">
      <style:text-properties officeooo:rsid="0fd4093d"/>
    </style:style>
    <style:style style:name="T37" style:family="text">
      <style:text-properties officeooo:rsid="02f99a6c"/>
    </style:style>
    <style:style style:name="T3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width="auto" style:text-underline-color="font-color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solid" style:text-underline-width="auto" style:text-underline-color="font-color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style:text-underline-style="none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none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7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9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9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0fe3b0cf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officeooo:rsid="0f30f9d2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e96d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efd8e5c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e3b0cf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30f9d2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style:font-size-asian="12pt" style:font-size-complex="12pt"/>
    </style:style>
    <style:style style:name="T273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65d0153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f292675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e031d57" style:font-size-asian="12pt" style:language-asian="nl" style:country-asian="NL" style:font-name-complex="Bitstream Vera Sans" style:font-size-complex="12pt"/>
    </style:style>
    <style:style style:name="T276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10a8517b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efd8e5c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1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2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en" fo:country="GB" style:text-underline-style="none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en" fo:country="GB" style:text-underline-style="none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en" fo:country="GB" style:text-underline-style="none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" fo:font-size="12pt" fo:language="en" fo:country="GB" style:text-underline-style="none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94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en" fo:country="GB" style:text-underline-style="none" officeooo:rsid="0f292675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en" fo:country="GB" style:text-underline-style="none" officeooo:rsid="10a8517b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en" fo:country="GB" style:text-underline-style="none" officeooo:rsid="0efd8e5c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en" fo:country="GB" style:text-underline-style="none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2" style:family="text">
      <style:text-properties style:use-window-font-color="true" loext:opacity="0%" style:font-name="Liberation Sans" fo:font-size="12pt" fo:language="en" fo:country="GB" style:text-underline-style="none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text-position="super 58%" style:font-name="Liberation Sans" fo:font-size="12pt" fo:language="en" fo:country="GB" fo:font-style="normal" style:text-underline-style="solid" style:text-underline-width="auto" style:text-underline-color="font-color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style:use-window-font-color="true" loext:opacity="0%" style:text-position="super 58%" style:font-name="Liberation Sans" fo:font-size="12pt" fo:language="en" fo:country="GB" style:text-underline-style="solid" style:text-underline-width="auto" style:text-underline-color="font-color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2" style:family="text">
      <style:text-properties fo:font-size="10pt" fo:language="en" fo:country="GB" style:text-underline-style="solid" style:text-underline-width="auto" style:text-underline-color="font-color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3" style:family="text">
      <style:text-properties fo:font-size="10pt" fo:language="en" fo:country="GB" style:text-underline-style="solid" style:text-underline-width="auto" style:text-underline-color="font-color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4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fo:font-size="10pt" style:font-size-asian="10pt" style:font-size-complex="10pt"/>
    </style:style>
    <style:style style:name="T31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32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3" style:family="text">
      <style:text-properties fo:language="en" fo:country="GB"/>
    </style:style>
    <style:style style:name="T32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fo:language="en" fo:country="GB" officeooo:rsid="0f28d107"/>
    </style:style>
    <style:style style:name="T326" style:family="text">
      <style:text-properties fo:language="en" fo:country="GB" officeooo:rsid="10a5d07d"/>
    </style:style>
    <style:style style:name="T327" style:family="text">
      <style:text-properties fo:language="en" fo:country="GB" fo:font-weight="bold" style:font-weight-asian="bold" style:font-weight-complex="bold"/>
    </style:style>
    <style:style style:name="T328" style:family="text">
      <style:text-properties fo:language="en" fo:country="GB" fo:font-weight="bold" officeooo:rsid="104d5027" style:font-weight-asian="bold" style:font-weight-complex="bold"/>
    </style:style>
    <style:style style:name="T329" style:family="text">
      <style:text-properties fo:language="en" fo:country="GB" style:text-underline-style="solid" style:text-underline-width="auto" style:text-underline-color="font-color"/>
    </style:style>
    <style:style style:name="T330" style:family="text">
      <style:text-properties fo:language="en" fo:country="GB" style:text-underline-style="solid" style:text-underline-width="auto" style:text-underline-color="font-color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fo:language="en" fo:country="GB" style:text-underline-style="solid" style:text-underline-width="auto" style:text-underline-color="font-color" officeooo:rsid="0f28d107"/>
    </style:style>
    <style:style style:name="T332" style:family="text">
      <style:text-properties fo:language="en" fo:country="GB" style:text-underline-style="solid" style:text-underline-width="auto" style:text-underline-color="font-color" officeooo:rsid="10a5d07d"/>
    </style:style>
    <style:style style:name="T333" style:family="text">
      <style:text-properties fo:language="en" fo:country="GB" style:text-underline-style="none"/>
    </style:style>
    <style:style style:name="T334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fo:language="en" fo:country="GB" style:text-underline-style="none" officeooo:rsid="0f28d107"/>
    </style:style>
    <style:style style:name="T336" style:family="text">
      <style:text-properties fo:language="en" fo:country="GB" style:text-underline-style="none" officeooo:rsid="10a5d07d"/>
    </style:style>
    <style:style style:name="T337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338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3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officeooo:rsid="103c421a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officeooo:rsid="10e76724" style:font-weight-asian="bold" style:font-weight-complex="bold"/>
    </style:style>
    <style:style style:name="T343" style:family="text">
      <style:text-properties officeooo:rsid="1061b5b8"/>
    </style:style>
    <style:style style:name="T344" style:family="text">
      <style:text-properties officeooo:rsid="1069ed98"/>
    </style:style>
    <style:style style:name="T345" style:family="text">
      <style:text-properties officeooo:rsid="106d22f6"/>
    </style:style>
    <style:style style:name="T3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5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6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6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63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5"><text:span text:style-name="Strong_20_Emphasis"><text:span text:style-name="T142">Checklist for installing</text:span></text:span><text:span text:style-name="T171"> </text:span><text:span text:style-name="T171"><text:user-field-get text:name="Distro">Debian</text:user-field-get></text:span><text:span text:style-name="T172"><text:s/></text:span><text:span text:style-name="T172"><text:user-field-get text:name="Version">12</text:user-field-get></text:span><text:span text:style-name="T173"><text:note text:id="ftn1" text:note-class="footnote"><text:note-citation>1</text:note-citation><text:note-body><text:p text:style-name="P36"><text:span text:style-name="T354">This </text:span><text:span text:style-name="Strong_20_Emphasis"><text:span text:style-name="T361"><text:user-field-get text:name="Distro">Debian</text:user-field-get></text:span></text:span><text:span text:style-name="T355"><text:s/></text:span><text:span text:style-name="T360"><text:user-field-get text:name="Version">12</text:user-field-get></text:span><text:span text:style-name="T360"><text:s/>Server</text:span><text:span text:style-name="T354"> (codename </text:span><text:span text:style-name="T356">bookworm</text:span><text:span text:style-name="T354">) from </text:span><text:span text:style-name="T357">June </text:span><text:span text:style-name="T359">11</text:span><text:span text:style-name="T363">th</text:span><text:span text:style-name="T359">,</text:span><text:span text:style-name="T354"> </text:span><text:span text:style-name="Strong_20_Emphasis"><text:span text:style-name="T362"><text:user-field-get text:name="Releaseyear">2023</text:user-field-get></text:span></text:span><text:span text:style-name="T354"><text:s/>is supported for 5 years until </text:span><text:span text:style-name="T358">June</text:span><text:span text:style-name="T354"> </text:span><text:span text:style-name="T359">30</text:span><text:span text:style-name="T363">th</text:span><text:span text:style-name="T359">, </text:span><text:span text:style-name="T168">202</text:span><text:span text:style-name="T170">8</text:span><text:span text:style-name="T169">.</text:span></text:p></text:note-body></text:note></text:span><text:span text:style-name="T174"><text:s/></text:span><text:span text:style-name="T176">Server</text:span><text:span text:style-name="T175">.</text:span></text:p>
      <text:p text:style-name="P45"><text:span text:style-name="Strong_20_Emphasis"><text:span text:style-name="T97"/></text:span></text:p>
      <text:p text:style-name="P45"><text:span text:style-name="Strong_20_Emphasis"><text:span text:style-name="T320">This is a fillable PDF, no printing required.</text:span></text:span></text:p>
      <text:p text:style-name="P48"><text:span text:style-name="Strong_20_Emphasis"><text:span text:style-name="T129"/></text:span></text:p>
      <text:p text:style-name="P46"><text:span text:style-name="T32">Fill in the</text:span><text:span text:style-name="Strong_20_Emphasis"><text:span text:style-name="T322"> </text:span></text:span><text:span text:style-name="Strong_20_Emphasis"><text:span text:style-name="T321">text box</text:span></text:span><text:span text:style-name="T32"> behind the </text:span><text:span text:style-name="T34">&lt;</text:span><text:span text:style-name="T32">words&gt;, see [explanation]:</text:span></text:p>
      <text:p text:style-name="P50"><text:span text:style-name="Definition"><text:span text:style-name="T334">&lt;user&gt;</text:span></text:span><text:span text:style-name="T283"><text:tab/><text:tab/></text:span><text:span text:style-name="T293"> <text:tab/><text:tab/><text:tab/> </text:span><text:span text:style-name="T284"><draw:control text:anchor-type="as-char" svg:y="-0.4cm" draw:z-index="11" draw:name="Gebruiker 1" draw:style-name="gr2" draw:text-style-name="P97" svg:width="6.4cm" svg:height="0.6cm" draw:control="control10"><svg:title>Gebruiker</svg:title><svg:desc>Volledige naam, bijv. Jan Stek</svg:desc></draw:control></text:span><text:span text:style-name="T284"><text:s text:c="2"/></text:span><text:span text:style-name="T285">[</text:span><text:span text:style-name="T286">F</text:span><text:span text:style-name="T287">ull </text:span><text:span text:style-name="T294">na</text:span><text:span text:style-name="T295">me,</text:span><text:span text:style-name="T294"> </text:span><text:span text:style-name="T295">e.g.</text:span><text:span text:style-name="T294"> </text:span><text:span text:style-name="T296">J</text:span><text:span text:style-name="T301">oh</text:span><text:span text:style-name="T296">n </text:span><text:span text:style-name="T297">Doe</text:span><text:span text:style-name="T302">]</text:span></text:p>
      <text:p text:style-name="P91"><text:span text:style-name="Definition"><text:span text:style-name="T334">&lt;</text:span></text:span><text:span text:style-name="Definition"><text:span text:style-name="T300">USER</text:span></text:span><text:span text:style-name="Definition"><text:span text:style-name="T333">na</text:span></text:span><text:span text:style-name="Definition"><text:span text:style-name="T335">me&gt;</text:span></text:span><text:span text:style-name="T299"><text:tab/><text:tab/><text:tab/> </text:span><text:span text:style-name="T299"><draw:control text:anchor-type="as-char" svg:y="-0.4cm" draw:z-index="12" draw:name="Gberuikersnaam 2" draw:style-name="gr2" draw:text-style-name="P97" svg:width="6.4cm" svg:height="0.6cm" draw:control="control11"><svg:title>Gebruikersnaam</svg:title><svg:desc>Korte naam, bijv. jan</svg:desc></draw:control></text:span><text:span text:style-name="T299"><text:s text:c="2"/></text:span><text:span text:style-name="T10">[</text:span><text:span text:style-name="T11">U</text:span><text:span text:style-name="T12">ser</text:span><text:span text:style-name="T9">na</text:span><text:span text:style-name="T13">me</text:span><text:span text:style-name="T9">, </text:span><text:span text:style-name="T13">e.g.</text:span><text:span text:style-name="T9"> </text:span><text:span text:style-name="T162">j</text:span><text:span text:style-name="T163">oh</text:span><text:span text:style-name="T162">n</text:span><text:span text:style-name="T164">]</text:span></text:p>
      <text:p text:style-name="P92"><text:span text:style-name="Definition"><text:span text:style-name="T334">&lt;</text:span></text:span><text:span text:style-name="Definition"><text:span text:style-name="T336">comp</text:span></text:span><text:span text:style-name="Definition"><text:span text:style-name="T333">uter</text:span></text:span><text:span text:style-name="Definition"><text:span text:style-name="T335">name&gt;</text:span></text:span><text:span text:style-name="T303"><text:tab/> </text:span><text:span text:style-name="T333"><draw:control text:anchor-type="as-char" svg:y="-0.4cm" draw:z-index="13" draw:name="Computernaam 1" draw:style-name="gr2" draw:text-style-name="P97" svg:width="6.4cm" svg:height="0.6cm" draw:control="control12"><svg:title>Computernaam</svg:title><svg:desc>Unieke naam van de computer</svg:desc></draw:control></text:span><text:span text:style-name="T333"><text:s text:c="2"/></text:span><text:span text:style-name="T222">[</text:span><text:span text:style-name="T223">N</text:span><text:span text:style-name="T224">a</text:span><text:span text:style-name="T225">me of the</text:span><text:span text:style-name="T224"> </text:span><text:span text:style-name="T230">computer</text:span><text:span text:style-name="T227">, </text:span><text:span text:style-name="T225">e.g.</text:span><text:span text:style-name="T228"> </text:span><text:span text:style-name="T226">sv</text:span><text:span text:style-name="T229">02</text:span><text:span text:style-name="T222">]</text:span></text:p>
      <text:p text:style-name="P92"><text:span text:style-name="Definition"><text:span text:style-name="T334">&lt;</text:span></text:span><text:span text:style-name="Definition"><text:span text:style-name="T216">USER&gt;</text:span></text:span><text:span text:style-name="T231"><text:tab/><text:tab/></text:span><text:span text:style-name="T293"> <text:tab/><text:tab/><text:tab/> </text:span><text:span text:style-name="T284"><draw:control text:anchor-type="as-char" svg:y="-0.4cm" draw:z-index="14" draw:name="Gebruiker 2" draw:style-name="gr2" draw:text-style-name="P97" svg:width="6.4cm" svg:height="0.6cm" draw:control="control13"><svg:title>Gebruiker</svg:title><svg:desc>Volledige naam, bijv. Jan Stek</svg:desc></draw:control></text:span><text:span text:style-name="T284"><text:s text:c="2"/></text:span><text:span text:style-name="T285">[</text:span><text:span text:style-name="T286">F</text:span><text:span text:style-name="T288">ull </text:span><text:span text:style-name="T289">na</text:span><text:span text:style-name="T290">me</text:span><text:span text:style-name="T289"> possibly </text:span><text:span text:style-name="T291">2</text:span><text:span text:style-name="T309">nd</text:span><text:span text:style-name="T291"> </text:span><text:span text:style-name="T292">user</text:span><text:span text:style-name="T298">]</text:span></text:p>
      <text:p text:style-name="P91"><text:span text:style-name="Definition"><text:span text:style-name="T334">&lt;</text:span></text:span><text:span text:style-name="Definition"><text:span text:style-name="T216">USERN</text:span></text:span><text:span text:style-name="Definition"><text:span text:style-name="T217">a</text:span></text:span><text:span text:style-name="Definition"><text:span text:style-name="T218">me&gt;</text:span></text:span><text:span text:style-name="Definition"><text:span text:style-name="T216"><text:tab/><text:tab/><text:tab/> </text:span></text:span><text:span text:style-name="T299"><draw:control text:anchor-type="as-char" svg:y="-0.4cm" draw:z-index="15" draw:name="Gberuikersnaam 1" draw:style-name="gr2" draw:text-style-name="P97" svg:width="6.4cm" svg:height="0.6cm" draw:control="control14"><svg:title>Gebruikersnaam</svg:title><svg:desc>Korte naam, bijv. jan</svg:desc></draw:control></text:span><text:span text:style-name="T299"><text:s text:c="2"/></text:span><text:span text:style-name="T219">[</text:span><text:span text:style-name="T220">U</text:span><text:span text:style-name="T221">ser</text:span><text:span text:style-name="T232">na</text:span><text:span text:style-name="T233">me</text:span><text:span text:style-name="T232"> possibly </text:span><text:span text:style-name="T234">2</text:span><text:span text:style-name="T307">nd</text:span><text:span text:style-name="T234"> </text:span><text:span text:style-name="T235">user</text:span><text:span text:style-name="T236">]</text:span></text:p>
      <text:p text:style-name="P50"><text:span text:style-name="T146">Replace the &lt;words&gt; in this checklist with those in the </text:span><text:span text:style-name="Strong_20_Emphasis"><text:span text:style-name="T54">te</text:span></text:span><text:span text:style-name="Strong_20_Emphasis"><text:span text:style-name="T61">x</text:span></text:span><text:span text:style-name="Strong_20_Emphasis"><text:span text:style-name="T54">t </text:span></text:span><text:span text:style-name="Strong_20_Emphasis"><text:span text:style-name="T61">box</text:span></text:span><text:span text:style-name="T146">.</text:span></text:p>
      <text:p text:style-name="P16"/>
      <text:p text:style-name="P16"/>
      <text:p text:style-name="P51"><text:span text:style-name="T158">Not yet on Linux?</text:span><text:span text:style-name="T147"><text:tab/></text:span><text:span text:style-name="T152">Use</text:span><text:span text:style-name="T148"> </text:span><text:span text:style-name="Strong_20_Emphasis"><text:span text:style-name="T160">Checklist </text:span></text:span><text:span text:style-name="Strong_20_Emphasis"><text:span text:style-name="T161">transfer</text:span></text:span><text:span text:style-name="T148"> o</text:span><text:span text:style-name="T149">n</text:span><text:span text:style-name="T148"> </text:span><text:a xlink:type="simple" xlink:href="https://karelzimmer.nl/html/en/home.html" text:style-name="Internet_20_link" text:visited-style-name="Visited_20_Internet_20_Link"><text:span text:style-name="Internet_20_link"><text:span text:style-name="T14">karelzimmer.nl/en</text:span></text:span></text:a><text:span text:style-name="T150"> </text:span><text:span text:style-name="T149">u</text:span><text:span text:style-name="T150">nder </text:span><text:span text:style-name="T159">Linux</text:span><text:span text:style-name="T151">.</text:span></text:p>
      <text:p text:style-name="P52"><text:span text:style-name="T80">New installation?</text:span><text:span text:style-name="T50"><text:tab/><text:tab/></text:span><text:span text:style-name="T71">Start at chapter </text:span><text:span text:style-name="T85"><text:bookmark-ref text:reference-format="page" text:ref-name="__RefNumPara__4009_12717081281">2</text:bookmark-ref></text:span><text:span text:style-name="T85"><text:s text:c="2"/></text:span><text:span text:style-name="T85"><text:bookmark-ref text:reference-format="text" text:ref-name="__RefNumPara__4009_12717081281">Perform installation</text:bookmark-ref></text:span><text:span text:style-name="T51">.</text:span></text:p>
      <text:p text:style-name="P47"/>
      <text:p text:style-name="P49"><text:span text:style-name="Strong_20_Emphasis"><text:span text:style-name="T48"/></text:span></text:p>
      <text:list text:style-name="L1">
        <text:list-item>
          <text:p text:style-name="P87"><text:bookmark-start text:name="__RefNumPara__4083_1271708128"/>Prepar<text:span text:style-name="T343">e</text:span> installatio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2"><text:span text:style-name="Strong_20_Emphasis"><text:span text:style-name="T66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6"><draw:control text:anchor-type="as-char" draw:z-index="8" draw:name="Vorm 5" draw:style-name="gr1" draw:text-style-name="P9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93"><text:span text:style-name="Strong_20_Emphasis"><text:span text:style-name="T52">Log in as </text:span></text:span><text:span text:style-name="Definition"><text:span text:style-name="T337">&lt;user&gt;</text:span></text:span><text:span text:style-name="Definition"><text:span text:style-name="T26"><text:note text:id="ftn2" text:note-class="footnote"><text:note-citation>2</text:note-citation><text:note-body><text:p text:style-name="P39"><text:span text:style-name="User_20_Entry"><text:span text:style-name="T103">Login any additional </text:span></text:span><text:span text:style-name="Definition"><text:span text:style-name="T314">USER</text:span></text:span><text:span text:style-name="User_20_Entry"><text:span text:style-name="T104">s</text:span></text:span><text:span text:style-name="User_20_Entry"><text:span text:style-name="T113">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3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5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9"><text:span text:style-name="Strong_20_Emphasis"><text:span text:style-name="T66"><draw:control text:anchor-type="as-char" draw:z-index="16" draw:name="Vorm 6" draw:style-name="gr1" draw:text-style-name="P9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78"><text:span text:style-name="User_20_Entry"><text:span text:style-name="T91">Type: </text:span></text:span><text:span text:style-name="User_20_Entry"><text:span text:style-name="T12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55"><text:span text:style-name="Strong_20_Emphasis"><text:span text:style-name="T5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9"><text:span text:style-name="Strong_20_Emphasis"><text:span text:style-name="T45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45"><draw:control text:anchor-type="as-char" draw:z-index="18" draw:name="Vorm 8" draw:style-name="gr1" draw:text-style-name="P96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7"><text:span text:style-name="Strong_20_Emphasis"><text:span text:style-name="T57">Type: </text:span></text:span><text:span text:style-name="Strong_20_Emphasis"><text:span text:style-name="T130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2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5"/></text:span></text:p>
          </table:table-cell>
          <table:table-cell table:style-name="_31_._5f_Installatie_5f_voorbereiden.D7" office:value-type="string">
            <text:p text:style-name="P72"><text:span text:style-name="Strong_20_Emphasis"><text:span text:style-name="T63">Choose</text:span></text:span><text:span text:style-name="Strong_20_Emphasis"><text:span text:style-name="T59"> </text:span></text:span><text:span text:style-name="Strong_20_Emphasis"><text:span text:style-name="T79">1</text:span></text:span><text:span text:style-name="Strong_20_Emphasis"><text:span text:style-name="T59"> Prepar</text:span></text:span><text:span text:style-name="Strong_20_Emphasis"><text:span text:style-name="T65">e</text:span></text:span><text:span text:style-name="Strong_20_Emphasis"><text:span text:style-name="T59"> installation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7"><text:span text:style-name="Strong_20_Emphasis"><text:span text:style-name="T58">Follow the instructions on the screen.</text:span></text:span></text:p>
          </table:table-cell>
        </table:table-row>
      </table:table>
      <text:p text:style-name="P44"><text:span text:style-name="Strong_20_Emphasis"><text:span text:style-name="T2"/></text:span></text:p>
      <text:list text:continue-numbering="true" text:style-name="L1">
        <text:list-item>
          <text:p text:style-name="P86"><text:bookmark-start text:name="__RefNumPara__4009_12717081281"/><text:span text:style-name="Strong_20_Emphasis"><text:span text:style-name="T157">Perform installation</text:span></text:span><text:bookmark-end text:name="__RefNumPara__4009_12717081281"/></text:p>
        </text:list-item>
      </text:list>
      <text:p text:style-name="P61"><text:span text:style-name="Strong_20_Emphasis"><text:span text:style-name="T15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2"><text:span text:style-name="Strong_20_Emphasis"><text:span text:style-name="T66"><draw:control text:anchor-type="as-char" draw:z-index="3" draw:name="Vorm9" draw:style-name="gr1" draw:text-style-name="P9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0"><text:span text:style-name="T165">Boot the computer from</text:span><text:span text:style-name="T166"><text:note text:id="ftn3" text:note-class="footnote"><text:note-citation>1</text:note-citation><text:note-body><text:p text:style-name="P74"><text:span text:style-name="T115">Boot menu/Setup via one of the </text:span><text:span text:style-name="T118">f</text:span><text:span text:style-name="T115">requently used keys:</text:span><text:span text:style-name="Definition"><text:span text:style-name="T116"> </text:span></text:span><text:span text:style-name="User_20_Entry"><text:span text:style-name="T128">Esc</text:span></text:span><text:span text:style-name="User_20_Entry"><text:span text:style-name="T119">,</text:span></text:span><text:span text:style-name="Definition"><text:span text:style-name="T116"> </text:span></text:span><text:span text:style-name="User_20_Entry"><text:span text:style-name="T128">Delete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8">F1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8">F2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8">F9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8">F10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8">F11</text:span></text:span><text:span text:style-name="User_20_Entry"><text:span text:style-name="T120">,</text:span></text:span><text:span text:style-name="Definition"><text:span text:style-name="T116"> o</text:span></text:span><text:span text:style-name="Definition"><text:span text:style-name="T117">R</text:span></text:span><text:span text:style-name="Definition"><text:span text:style-name="T116"> </text:span></text:span><text:span text:style-name="User_20_Entry"><text:span text:style-name="T128">F12</text:span></text:span><text:span text:style-name="User_20_Entry"><text:span text:style-name="T120">.</text:span></text:span></text:p></text:note-body></text:note></text:span><text:span text:style-name="T165"> an </text:span><text:span text:style-name="T133"><text:user-field-get text:name="Distro">Debian</text:user-field-get></text:span><text:span text:style-name="T134"><text:s/></text:span><text:span text:style-name="T134"><text:user-field-get text:name="Version">12</text:user-field-get></text:span><text:span text:style-name="Strong_20_Emphasis"><text:span text:style-name="T135"><text:s/></text:span></text:span><text:span text:style-name="Strong_20_Emphasis"><text:span text:style-name="T141">Server</text:span></text:span><text:span text:style-name="Strong_20_Emphasis"><text:span text:style-name="T137"> </text:span></text:span><text:span text:style-name="Strong_20_Emphasis"><text:span text:style-name="T139">Live</text:span></text:span><text:span text:style-name="Strong_20_Emphasis"><text:span text:style-name="T96"><text:note text:id="ftn4" text:note-class="footnote"><text:note-citation>2</text:note-citation><text:note-body><text:p text:style-name="P17"><text:span text:style-name="T316">From a Live USB stick you can boot and work with </text:span><text:span text:style-name="Strong_20_Emphasis"><text:span text:style-name="T167"><text:user-field-get text:name="Distro">Debian</text:user-field-get></text:span></text:span><text:span text:style-name="Strong_20_Emphasis"><text:span text:style-name="T167"><text:s/></text:span></text:span><text:span text:style-name="T316">without modifying any files on the hard drive and also allows installation of </text:span><text:span text:style-name="Strong_20_Emphasis"><text:span text:style-name="T167"><text:user-field-get text:name="Distro">Debian</text:user-field-get></text:span></text:span><text:span text:style-name="Strong_20_Emphasis"><text:span text:style-name="T167">.</text:span></text:span></text:p></text:note-body></text:note></text:span></text:span><text:span text:style-name="T93"> USB stick</text:span><text:span text:style-name="T94"><text:note text:id="ftn5" text:note-class="footnote"><text:note-citation>3</text:note-citation><text:note-body><text:p text:style-name="P73"><text:span text:style-name="Strong_20_Emphasis"><text:span text:style-name="T100">Create a bootable USB stick:<text:line-break/>Download a CD image file (.iso) from</text:span></text:span><text:span text:style-name="Strong_20_Emphasis"><text:span text:style-name="T99"> </text:span></text:span><text:a xlink:type="simple" xlink:href="https://www.debian.org/" text:style-name="Internet_20_link" text:visited-style-name="Visited_20_Internet_20_Link"><text:span text:style-name="Strong_20_Emphasis"><text:span text:style-name="T317">debian.org</text:span></text:span></text:a><text:span text:style-name="Strong_20_Emphasis"><text:span text:style-name="T99">, </text:span></text:span><text:span text:style-name="Strong_20_Emphasis"><text:span text:style-name="T101">click consecutively </text:span></text:span><text:span text:style-name="Strong_20_Emphasis"><text:span text:style-name="T110">Other downloads</text:span></text:span><text:span text:style-name="Strong_20_Emphasis"><text:span text:style-name="T101"> <text:line-break/>(under Download) &gt; </text:span></text:span><text:span text:style-name="Strong_20_Emphasis"><text:span text:style-name="T110">Other live ISO</text:span></text:span><text:span text:style-name="Strong_20_Emphasis"><text:span text:style-name="T101"> (under try </text:span></text:span><text:span text:style-name="Strong_20_Emphasis"><text:span text:style-name="T101"><text:user-field-get text:name="Distro">Debian</text:user-field-get></text:span></text:span><text:span text:style-name="Strong_20_Emphasis"><text:span text:style-name="T101"><text:s/>live before installing) &gt; <text:line-break/></text:span></text:span><text:span text:style-name="Strong_20_Emphasis"><text:span text:style-name="T105">debian-live-</text:span></text:span><text:span text:style-name="Strong_20_Emphasis"><text:span text:style-name="T105"><text:user-field-get text:name="Version">12</text:user-field-get></text:span></text:span><text:span text:style-name="Strong_20_Emphasis"><text:span text:style-name="T105">.</text:span></text:span><text:span text:style-name="Strong_20_Emphasis"><text:span text:style-name="T106">.</text:span></text:span><text:span text:style-name="Strong_20_Emphasis"><text:span text:style-name="T105">.</text:span></text:span><text:span text:style-name="Strong_20_Emphasis"><text:span text:style-name="T107">-</text:span></text:span><text:span text:style-name="Strong_20_Emphasis"><text:span text:style-name="T105">amd64-</text:span></text:span><text:span text:style-name="Strong_20_Emphasis"><text:span text:style-name="T109">standard</text:span></text:span><text:span text:style-name="Strong_20_Emphasis"><text:span text:style-name="T108">.iso</text:span></text:span><text:span text:style-name="Strong_20_Emphasis"><text:span text:style-name="T98">.</text:span></text:span><text:span text:style-name="Strong_20_Emphasis"><text:span text:style-name="T100"><text:line-break/></text:span></text:span><text:span text:style-name="Strong_20_Emphasis"><text:span text:style-name="T102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0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318">karelzimmer.nl/en</text:span></text:span></text:a><text:span text:style-name="Strong_20_Emphasis"><text:span text:style-name="T102">, under </text:span></text:span><text:span text:style-name="Strong_20_Emphasis"><text:span text:style-name="T111">Linux</text:span></text:span><text:span text:style-name="Strong_20_Emphasis"><text:span text:style-name="T102">.</text:span></text:span></text:p></text:note-body></text:note></text:span><text:span text:style-name="T95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2" office:value-type="string">
            <text:p text:style-name="P24"><text:span text:style-name="Strong_20_Emphasis"><text:span text:style-name="T41">Sele</text:span></text:span><text:span text:style-name="Strong_20_Emphasis"><text:span text:style-name="T42">ct</text:span></text:span><text:span text:style-name="Strong_20_Emphasis"><text:span text:style-name="T39"> </text:span></text:span><text:span text:style-name="Strong_20_Emphasis"><text:span text:style-name="T46">Start installer</text:span></text:span><text:span text:style-name="Strong_20_Emphasis"><text:span text:style-name="T38"> </text:span></text:span><text:span text:style-name="Strong_20_Emphasis"><text:span text:style-name="T40">and press </text:span></text:span><text:span text:style-name="Strong_20_Emphasis"><text:span text:style-name="T43">the</text:span></text:span><text:span text:style-name="Strong_20_Emphasis"><text:span text:style-name="T44"> </text:span></text:span><text:span text:style-name="Strong_20_Emphasis"><text:span text:style-name="T131">Enter</text:span></text:span><text:span text:style-name="Strong_20_Emphasis"><text:span text:style-name="T43"> key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35"><text:span text:style-name="Strong_20_Emphasis"><text:span text:style-name="T132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6" svg:width="0.35cm" svg:height="0.35cm" draw:control="control3"/></text:p>
          </table:table-cell>
          <table:table-cell table:style-name="_32_._5f_Installatie_5f_uitvoeren.C6" office:value-type="string">
            <text:p text:style-name="P60"><text:span text:style-name="Strong_20_Emphasis"><text:span text:style-name="T69">At</text:span></text:span><text:span text:style-name="Strong_20_Emphasis"><text:span text:style-name="T68"> </text:span></text:span><text:span text:style-name="Strong_20_Emphasis"><text:span text:style-name="T82">Select your location</text:span></text:span><text:span text:style-name="Strong_20_Emphasis"><text:span text:style-name="T76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>Click on <text:span text:style-name="T341">other</text:span> <text:span text:style-name="T364">and click </text:span><text:span text:style-name="T342">Continue</text:span><text:span text:style-name="T364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3">Click on <text:span text:style-name="T341">Europe</text:span><text:span text:style-name="T340"> </text:span><text:span text:style-name="T364">and click </text:span><text:span text:style-name="T342">Continue</text:span><text:span text:style-name="T364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4">Click on <text:span text:style-name="T341">Netherlands</text:span><text:span text:style-name="T340"> </text:span><text:span text:style-name="T364">and click </text:span><text:span text:style-name="T342">Continue</text:span><text:span text:style-name="T364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7"><text:span text:style-name="Strong_20_Emphasis"><text:span text:style-name="T66"><draw:control text:anchor-type="as-char" draw:z-index="9" draw:name="Vorm 1" draw:style-name="gr1" draw:text-style-name="P96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0"><text:span text:style-name="Strong_20_Emphasis"><text:span text:style-name="T70">At</text:span></text:span><text:span text:style-name="Strong_20_Emphasis"><text:span text:style-name="T68"> </text:span></text:span><text:span text:style-name="Strong_20_Emphasis"><text:span text:style-name="T83">Configure the network</text:span></text:span><text:span text:style-name="Strong_20_Emphasis"><text:span text:style-name="T76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1"><text:span text:style-name="Strong_20_Emphasis"><text:span text:style-name="T75">E</text:span></text:span><text:span text:style-name="Strong_20_Emphasis"><text:span text:style-name="T67">nter </text:span></text:span><text:span text:style-name="Strong_20_Emphasis"><text:span text:style-name="T90">Hostname</text:span></text:span><text:span text:style-name="Definition"><text:span text:style-name="T8"> &lt;</text:span></text:span><text:span text:style-name="Definition"><text:span text:style-name="T29">comp</text:span></text:span><text:span text:style-name="Definition"><text:span text:style-name="T27">uter</text:span></text:span><text:span text:style-name="Definition"><text:span text:style-name="T28">name&gt;</text:span></text:span><text:span text:style-name="Strong_20_Emphasis"><text:span text:style-name="T77"> </text:span></text:span><text:span text:style-name="Strong_20_Emphasis"><text:span text:style-name="T78">and click </text:span></text:span><text:span text:style-name="Strong_20_Emphasis"><text:span text:style-name="T87">Continue</text:span></text:span><text:span text:style-name="Strong_20_Emphasis"><text:span text:style-name="T78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8"><text:span text:style-name="Strong_20_Emphasis"><text:span text:style-name="T66"><draw:control text:anchor-type="as-char" draw:z-index="10" draw:name="Vorm 2" draw:style-name="gr1" draw:text-style-name="P9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1"><text:span text:style-name="T345">At</text:span><text:span text:style-name="T344"> </text:span><text:span text:style-name="T341">Set up users and passwords</text:span><text:span text:style-name="T344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2"><text:span text:style-name="T323">Don</text:span><text:span text:style-name="T177">'t set </text:span><text:span text:style-name="T179">Root</text:span><text:span text:style-name="T177"> pass</text:span><text:span text:style-name="T178">w</text:span><text:span text:style-name="T177">ord</text:span><text:span text:style-name="Strong_20_Emphasis"><text:span text:style-name="T74"> </text:span></text:span><text:span text:style-name="Strong_20_Emphasis"><text:span text:style-name="T78">but click </text:span></text:span><text:span text:style-name="Strong_20_Emphasis"><text:span text:style-name="T87">Continue</text:span></text:span><text:span text:style-name="Strong_20_Emphasis"><text:span text:style-name="T78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94"><text:span text:style-name="Strong_20_Emphasis"><text:span text:style-name="T75">E</text:span></text:span><text:span text:style-name="Strong_20_Emphasis"><text:span text:style-name="T67">nter </text:span></text:span><text:span text:style-name="Strong_20_Emphasis"><text:span text:style-name="T84">Full name of the new user</text:span></text:span><text:span text:style-name="Strong_20_Emphasis"><text:span text:style-name="T81"> </text:span></text:span><text:span text:style-name="Definition"><text:span text:style-name="T338">&lt;user&gt;</text:span></text:span><text:span text:style-name="Strong_20_Emphasis"><text:span text:style-name="T77"> </text:span></text:span><text:span text:style-name="Strong_20_Emphasis"><text:span text:style-name="T78">and click </text:span></text:span><text:span text:style-name="Strong_20_Emphasis"><text:span text:style-name="T87">Continue</text:span></text:span><text:span text:style-name="Strong_20_Emphasis"><text:span text:style-name="T78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3"><text:span text:style-name="T323">Enter </text:span><text:span text:style-name="T327">User </text:span><text:span text:style-name="T328">n</text:span><text:span text:style-name="T327">ame for you</text:span><text:span text:style-name="T328">r</text:span><text:span text:style-name="T327"> account</text:span><text:span text:style-name="Strong_20_Emphasis"><text:span text:style-name="T73"> &lt;</text:span></text:span><text:span text:style-name="Definition"><text:span text:style-name="T27">USERna</text:span></text:span><text:span text:style-name="Definition"><text:span text:style-name="T28">me&gt;</text:span></text:span><text:span text:style-name="Strong_20_Emphasis"><text:span text:style-name="T77"> </text:span></text:span><text:span text:style-name="Strong_20_Emphasis"><text:span text:style-name="T78">and click </text:span></text:span><text:span text:style-name="Strong_20_Emphasis"><text:span text:style-name="T87">Continue</text:span></text:span><text:span text:style-name="Strong_20_Emphasis"><text:span text:style-name="T78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4"><text:span text:style-name="T323">E</text:span><text:span text:style-name="Strong_20_Emphasis"><text:span text:style-name="T74">nter a </text:span></text:span><text:span text:style-name="Strong_20_Emphasis"><text:span text:style-name="T86">password</text:span></text:span><text:span text:style-name="Strong_20_Emphasis"><text:span text:style-name="T74"> twice</text:span></text:span><text:span text:style-name="Strong_20_Emphasis"><text:span text:style-name="T77"> </text:span></text:span><text:span text:style-name="Strong_20_Emphasis"><text:span text:style-name="T78">and click </text:span></text:span><text:span text:style-name="Strong_20_Emphasis"><text:span text:style-name="T87">Continue</text:span></text:span><text:span text:style-name="Strong_20_Emphasis"><text:span text:style-name="T78">.</text:span></text:span></text:p>
          </table:table-cell>
        </table:table-row>
      </table:table>
      <text:p text:style-name="P75"><text:span text:style-name="Strong_20_Emphasis"><text:span text:style-name="T72"/></text:span></text:p>
      <text:p text:style-name="P75"><text:span text:style-name="Strong_20_Emphasis"><text:span text:style-name="T72"/></text:span></text:p>
      <text:p text:style-name="P75"/>
      <text:list text:continue-numbering="true" text:style-name="L1">
        <text:list-item>
          <text:p text:style-name="P89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5"><text:span text:style-name="Strong_20_Emphasis"><text:span text:style-name="T66"><draw:control text:anchor-type="as-char" draw:z-index="5" draw:name="Vorm22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5"><text:span text:style-name="Strong_20_Emphasis"><text:span text:style-name="T47">Log in as </text:span></text:span><text:span text:style-name="Definition"><text:span text:style-name="T339">&lt;user&gt;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69"><text:span text:style-name="Strong_20_Emphasis"><text:span text:style-name="T66"><draw:control text:anchor-type="as-char" draw:z-index="19" draw:name="Vorm 7" draw:style-name="gr1" draw:text-style-name="P96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1"><text:span text:style-name="User_20_Entry"><text:span text:style-name="T91">Type: </text:span></text:span><text:span text:style-name="User_20_Entry"><text:span text:style-name="T12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4" office:value-type="string">
            <text:p text:style-name="P56"><text:span text:style-name="Strong_20_Emphasis"><text:span text:style-name="T5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45"><draw:control text:anchor-type="as-char" draw:z-index="20" draw:name="Vorm 9" draw:style-name="gr1" draw:text-style-name="P96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7"><text:span text:style-name="Strong_20_Emphasis"><text:span text:style-name="T57">Type: </text:span></text:span><text:span text:style-name="Strong_20_Emphasis"><text:span text:style-name="T130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5"><text:span text:style-name="Strong_20_Emphasis"><text:span text:style-name="T55"/></text:span></text:p>
          </table:table-cell>
          <table:table-cell table:style-name="_33_._5f_Installatie_5f_afronden.C7" office:value-type="string">
            <text:p text:style-name="P79"><text:span text:style-name="Strong_20_Emphasis"><text:span text:style-name="T63">Choose</text:span></text:span><text:span text:style-name="Strong_20_Emphasis"><text:span text:style-name="T60"> </text:span></text:span><text:span text:style-name="Strong_20_Emphasis"><text:span text:style-name="T88">3</text:span></text:span><text:span text:style-name="Strong_20_Emphasis"><text:span text:style-name="T122"> </text:span></text:span><text:span text:style-name="Strong_20_Emphasis"><text:span text:style-name="T123">Finish installatio</text:span></text:span><text:span text:style-name="Strong_20_Emphasis"><text:span text:style-name="T124">n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58"><text:span text:style-name="Strong_20_Emphasis"><text:span text:style-name="T58">Follow the instructions on the screen.</text:span></text:span></text:p>
          </table:table-cell>
        </table:table-row>
      </table:table>
      <text:p text:style-name="P38"><text:span text:style-name="Strong_20_Emphasis"><text:span text:style-name="T47"><text:tab/></text:span></text:span></text:p>
      <text:p text:style-name="P76"/>
      <text:list text:continue-numbering="true" text:style-name="L1">
        <text:list-item>
          <text:p text:style-name="P88"><text:span text:style-name="Strong_20_Emphasis"><text:span text:style-name="T25">P</text:span></text:span><text:span text:style-name="Strong_20_Emphasis"><text:span text:style-name="T319">rovision user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6"><text:span text:style-name="Strong_20_Emphasis"><text:span text:style-name="T66"><draw:control text:anchor-type="as-char" draw:z-index="6" draw:name="Vorm36_0" draw:style-name="gr1" draw:text-style-name="P96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66"><draw:control text:anchor-type="as-char" draw:z-index="7" draw:name="Vorm36_ 1" draw:style-name="gr1" draw:text-style-name="P96" svg:width="0.35cm" svg:height="0.35cm" draw:control="control6"/></text:span></text:span></text:p>
          </table:table-cell>
          <table:table-cell table:style-name="Tabel2.D1" office:value-type="string">
            <text:p text:style-name="P90"><text:span text:style-name="Strong_20_Emphasis"><text:span text:style-name="T49">Log in as</text:span></text:span><text:span text:style-name="Strong_20_Emphasis"><text:span text:style-name="T47"> </text:span></text:span><text:span text:style-name="Definition"><text:span text:style-name="T339">&lt;user&gt;</text:span></text:span><text:span text:style-name="Strong_20_Emphasis"><text:span text:style-name="T56"><text:note text:id="ftn6" text:note-class="footnote"><text:note-citation>1</text:note-citation><text:note-body><text:p text:style-name="P40"><text:span text:style-name="User_20_Entry"><text:span text:style-name="T125">Login any additional </text:span></text:span><text:span text:style-name="Definition"><text:span text:style-name="T315">USER</text:span></text:span><text:span text:style-name="User_20_Entry"><text:span text:style-name="T126">s </text:span></text:span><text:span text:style-name="User_20_Entry"><text:span text:style-name="T125">and follow the same steps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69"><text:span text:style-name="Strong_20_Emphasis"><text:span text:style-name="T45"><draw:control text:anchor-type="as-char" draw:z-index="21" draw:name="Vorm 10" draw:style-name="gr1" draw:text-style-name="P96" svg:width="0.35cm" svg:height="0.35cm" draw:control="control20"/></text:span></text:span></text:p>
          </table:table-cell>
          <table:table-cell table:style-name="Tabel2.A1" office:value-type="string">
            <text:p text:style-name="P69"><text:span text:style-name="Strong_20_Emphasis"><text:span text:style-name="T45"><draw:control text:anchor-type="as-char" draw:z-index="22" draw:name="Vorm 11" draw:style-name="gr1" draw:text-style-name="P96" svg:width="0.35cm" svg:height="0.35cm" draw:control="control21"/></text:span></text:span></text:p>
          </table:table-cell>
          <table:table-cell table:style-name="Tabel2.D3" office:value-type="string">
            <text:p text:style-name="P77"><text:span text:style-name="Strong_20_Emphasis"><text:span text:style-name="T57">Type: </text:span></text:span><text:span text:style-name="Strong_20_Emphasis"><text:span text:style-name="T130">kz menu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4" office:value-type="string">
            <text:p text:style-name="P37"><text:span text:style-name="Strong_20_Emphasis"><text:span text:style-name="T63">Choose</text:span></text:span><text:span text:style-name="Strong_20_Emphasis"><text:span text:style-name="T60"> </text:span></text:span><text:span text:style-name="Strong_20_Emphasis"><text:span text:style-name="T88">4 </text:span></text:span><text:span text:style-name="Strong_20_Emphasis"><text:span text:style-name="T64">Provision user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59"><text:span text:style-name="Strong_20_Emphasis"><text:span text:style-name="T58">Follow the instructions on the screen.</text:span></text:span></text:p>
          </table:table-cell>
        </table:table-row>
      </table:table>
      <text:p text:style-name="P23"/>
      <text:p text:style-name="P25"/>
      <text:p text:style-name="P80"><text:span text:style-name="T138">End of checklist,</text:span><text:span text:style-name="T136"> </text:span><text:span text:style-name="T136"><text:user-field-get text:name="Distro">Debian</text:user-field-get></text:span><text:span text:style-name="T134"><text:s/></text:span><text:span text:style-name="T134"><text:user-field-get text:name="Version">12</text:user-field-get></text:span><text:span text:style-name="Strong_20_Emphasis"><text:span text:style-name="T140"><text:s/></text:span></text:span><text:span text:style-name="Strong_20_Emphasis"><text:span text:style-name="T141">Server</text:span></text:span><text:span text:style-name="Strong_20_Emphasis"><text:span text:style-name="T137"> </text:span></text:span><text:span text:style-name="Strong_20_Emphasis"><text:span text:style-name="T138">installation is complete.</text:span></text:span></text:p>
      <text:p text:style-name="P43"/>
      <text:p text:style-name="P53"><text:span text:style-name="Emphasis"><text:span text:style-name="T346">Written</text:span></text:span><text:span text:style-name="Emphasis"><text:span text:style-name="T347"> </text:span></text:span><text:span text:style-name="Emphasis"><text:span text:style-name="T346">by</text:span></text:span><text:span text:style-name="Emphasis"><text:span text:style-name="T34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53">Karel Zimmer</text:span></text:span></text:a><text:span text:style-name="Emphasis"><text:span text:style-name="T348">.</text:span></text:span></text:p>
      <text:p text:style-name="P54"><text:span text:style-name="Emphasis"><text:span text:style-name="T351">License </text:span></text:span><text:span text:style-name="Emphasis"><text:span text:style-name="T349">C</text:span></text:span><text:span text:style-name="Emphasis"><text:span text:style-name="T350">C0</text:span></text:span><text:span text:style-name="Emphasis"><text:span text:style-name="T348"> 1.0 </text:span></text:span><text:span text:style-name="Emphasis"><text:span text:style-name="T35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52"><text:s/></text:span></text:span><text:span text:style-name="Emphasis"><text:span text:style-name="T35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5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10-30T20:17:30.759241241">30/10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30T20:17:30.646397261</dc:date>
    <meta:keyword>Installatie</meta:keyword>
    <meta:keyword>Checklist</meta:keyword>
    <meta:keyword>Linux</meta:keyword>
    <meta:editing-cycles>7037</meta:editing-cycles>
    <meta:editing-duration>P12DT10H13M8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19" meta:character-count="2641" meta:non-whitespace-character-count="2243"/>
    <meta:user-defined meta:name="Info 1"/>
    <meta:user-defined meta:name="Info 2"/>
    <meta:user-defined meta:name="Info 3"/>
    <meta:user-defined meta:name="Info 4"/>
  </office:meta>
</office:document-meta>
</file>